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style:style>
    <style:style style:name="P2" style:family="paragraph" style:parent-style-name="Heading_20_2">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style:text-underline-style="none" style:font-style-asian="normal" style:font-style-complex="normal"/>
    </style:style>
    <style:style style:name="P5" style:family="paragraph" style:parent-style-name="Text_20_body">
      <style:paragraph-properties fo:text-align="start" style:justify-single-word="false"/>
      <style:text-properties fo:font-style="normal" style:text-underline-style="none" style:font-style-asian="normal" style:font-style-complex="normal"/>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tyle="normal" style:text-underline-style="solid" style:text-underline-width="auto" style:text-underline-color="font-color" style:font-style-asian="normal" style:font-style-complex="normal"/>
    </style:style>
    <style:style style:name="P8" style:family="paragraph" style:parent-style-name="Text_20_body">
      <style:paragraph-properties fo:text-align="center" style:justify-single-word="false"/>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Standard">
      <style:text-properties style:text-underline-style="none"/>
    </style:style>
    <style:style style:name="P11" style:family="paragraph" style:parent-style-name="Text_20_body">
      <style:paragraph-properties fo:text-align="center" style:justify-single-word="false"/>
      <style:text-properties style:text-underline-style="solid" style:text-underline-width="auto" style:text-underline-color="font-color"/>
    </style:style>
    <style:style style:name="P12" style:family="paragraph" style:parent-style-name="Text_20_body">
      <style:paragraph-properties fo:text-align="start" style:justify-single-word="false"/>
      <style:text-properties style:text-underline-style="none"/>
    </style:style>
    <style:style style:name="P13" style:family="paragraph" style:parent-style-name="Text_20_body">
      <style:text-properties style:text-underline-style="non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6" style:family="paragraph" style:parent-style-name="Heading_20_2">
      <style:text-properties fo:font-style="normal" style:font-style-asian="normal" style:font-style-complex="normal"/>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text-properties fo:font-style="normal" style:text-underline-style="solid" style:text-underline-width="auto" style:text-underline-color="font-color" style:font-style-asian="normal" style:font-style-complex="normal"/>
    </style:style>
    <style:style style:name="T1" style:family="text">
      <style:text-properties officeooo:rsid="0008a02f"/>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lt;AUTOR&gt;&gt;</text:p>
      <text:p text:style-name="P1">Stefan “Karg” Dicu</text:p>
      <text:p text:style-name="P1">&lt;&lt;/AUTOR&gt;&gt;</text:p>
      <text:p text:style-name="P1">&lt;&lt;RAMKA&gt;&gt;</text:p>
      <text:p text:style-name="P1">The author is programming mobile games for Gameloft Romania. In his spare time, he manages several opensource projects, the most complete of them being Pure Power Tactical Engine.</text:p>
      <text:p text:style-name="P1">Project homepage: https://github.com/stefandee/pptactical</text:p>
      <text:p text:style-name="P1">Contact: karg@<text:span text:style-name="T1">pirongames.com</text:span></text:p>
      <text:p text:style-name="P1">&lt;&lt;/RAMKA&gt;&gt;</text:p>
      <text:p text:style-name="P1">&lt;&lt;TYTUL&gt;&gt;</text:p>
      <text:h text:style-name="Heading_20_1" text:outline-level="1">Working with Pure Power Tactical Engine</text:h>
      <text:p text:style-name="Standard">&lt;&lt;/TYTUL&gt;&gt;</text:p>
      <text:h text:style-name="Heading_20_2" text:outline-level="2">Introduction</text:h>
      <text:p text:style-name="Text_20_body"><text:tab/>PPTactical (Pure Power Tactical) is an engine for real time strategy and tactics games, developed in opensource fashion and is released under Lesser GPL. </text:p>
      <text:p text:style-name="Text_20_body"><text:tab/>The project was first made public in september 2001, after being in development for one year. By that time, the engine powered a real-time tactics game called Pure Power, but because of the inherent difficulties that hit the indie game developers, the game was abandoned. A realistic set of goals and milestones were established and the engine was under constant development and improvement since then.</text:p>
      <text:p text:style-name="Text_20_body"><text:tab/>The <text:span text:style-name="T2">end result of 4 years </text:span><text:span text:style-name="T3">under development </text:span><text:span text:style-name="T2">is a realtime strategy/realtime tactics engine framework. It is by no way ready </text:span><text:span text:style-name="T3">out-of-the-box</text:span><text:span text:style-name="T2"> to support an existing game or game play style, but it minimizes the effort of attaining the desired features for your game. This philosophy comes with a downside – the lack of optimization. This does not mean that the existing product is slow, but it may be slow for a particular application – and we can even rightfully justify for this with the elders' saying: do not optimize when you still have features to add.</text:span></text:p>
      <text:h text:style-name="Heading_20_2" text:outline-level="2">Purpose, Target and Prerequisites</text:h>
      <text:p text:style-name="Text_20_body"><text:tab/>The target of this article are people that have their first contact with PPTactical Engine and would like to use it and extend it. Also, the article should give several insights on how this engine is structured, <text:s/>possibly suggesting better solutions for people trying to design the architecture of a real-time strategy or related type of game.</text:p>
      <text:p text:style-name="Text_20_body"><text:tab/>Throughout the article, there will be presented class and sequence diagrams, so it is somehow necessary to have basic concepts of UML in order to read them. However, the text that accompany the diagrams should guide you just well. Also, previous knowledge of C++ is necessary.</text:p>
      <text:p text:style-name="Text_20_body"><text:tab/>The article will present two operations that are common when extending the engine: how to create a new unit type and how to add scripting to an existing unit type.</text:p>
      <text:p text:style-name="Text_20_body"><text:tab/>Since the game that was supposed to be powered by this engine was a realtime tactics game, the engine lacks all features that are more likely to be found in realtime strategy games, especially those related to building (e.g. Factories, Barracks). This article tries to address this issue by providing a step-by-step tutorial into implementing (some people like to call this <text:span text:style-name="T3">hacking</text:span>) a factory-like building.</text:p>
      <text:p text:style-name="Text_20_body"><text:tab/>In short, the factory building will be able to produce a infantry unit. Also, a rally point may be set, the units produced will be directed to move toward the rally point. A gui element will also be described, showing a progress indicator for the building process. </text:p>
      <text:p text:style-name="Text_20_body"><text:tab/>On a more in-depth note, it will be shown how to integrate the building into the existing <text:soft-page-break/>class hierarchy, how to design and implement a subsystem for building and how to integrate this new subsystem with the factory, how to integrate into the loading process, how to make it sensitive to user commands and how to display back its informations. During this process, the architecture of the framework will be exposed in detail, allowing to further enhance and refine the existing code.<text:tab/>Adding scripting to an existing unit type is common, as the existing scripting for units has a basic set of bindings that may not be enough for a level designer. We will add a script function for the units that will retrieve the hit points of a unit specified by in id. Thus, the scripting system and philosophy behind it will be presented, along with detailed implementation informations. </text:p>
      <text:h text:style-name="P2" text:outline-level="2">Technicalities</text:h>
      <text:p text:style-name="P3"><text:tab/>The engine is written in C++ and compiles with a variety of compilers on a variety of operating systems: Borland C++Builder 6, Borland C++BuilderX, Microsoft Visual C++ 6, Code::Blocks with Mingw, Xcode with g++ on Windows (98 to XP), Linux, Solaris, MacOS X. Part of the code – the editors for map and units – was written using Borland VCL and is not easily portable between compilers, thus, in order to modify the editors, one must have knowledge of VCL and generally, of Borland RAD concepts.</text:p>
      <text:p text:style-name="Text_20_body"><text:tab/>The framework comes with two modules: one, located in the <text:span text:style-name="T3">src/Common </text:span><text:span text:style-name="T2">folder is a game library and the other, located in </text:span><text:span text:style-name="T3">src/Engine </text:span><text:span text:style-name="T2">is the engine framework.</text:span></text:p>
      <text:p text:style-name="Text_20_body"><text:span text:style-name="T2"><text:tab/>The </text:span><text:span text:style-name="T3">Common</text:span><text:span text:style-name="T2">, as stated above is a game library and offers a lot of features. There is abstractization of the hardware (or devices or drivers), like support for DirectX and SDL in terms of <text:s/>graphics and sound, a font abstraction (implemented for the DirectX as GDI fonts and for SDL as SDL_font library), input abstraction (for mouse and keyboard), file input&amp;output with support for multiple IO schemes (direct or zip access). </text:span><text:span text:style-name="T3">Common </text:span><text:span text:style-name="T2">also stars a full-featured GUI is present, written in-house and designed in the veins of the Borland VCL, a script language called CSL that is the work of Peter Koch (</text:span><text:a xlink:type="simple" xlink:href="http://sourceforge.net/projects/csl" text:style-name="Internet_20_link" text:visited-style-name="Visited_20_Internet_20_Link"><text:span text:style-name="T2">http://sourceforge.net/projects/csl</text:span></text:a><text:span text:style-name="T2">), loading of various image and sound formats, platform detection, logging and more.</text:span></text:p>
      <text:p text:style-name="Text_20_body"><text:span text:style-name="T2"><text:tab/>The </text:span><text:span text:style-name="T3">Engine</text:span><text:span text:style-name="T2"> framework has two modules. One is composed of the unit hierarchy, unit control and mission control, while the other is an extension of the aforementioned GUI that implements the whole </text:span><text:span text:style-name="T3">look-and-feel</text:span><text:span text:style-name="T2"> of a game.</text:span></text:p>
      <text:p text:style-name="Text_20_body"><text:tab/>Here's a small engine dictionary, presenting the terms used through-out the article and the engine.</text:p>
      <text:p text:style-name="Text_20_body"><text:tab/><text:span text:style-name="T3">Units and Objects</text:span><text:span text:style-name="T2">. Models a real world (or </text:span><text:span text:style-name="T3">game </text:span><text:span text:style-name="T2">world) entity. An </text:span><text:span text:style-name="T3">unit</text:span><text:span text:style-name="T2"> is something that the user has a certain amount of control over it (like a soldier) while an </text:span><text:span text:style-name="T3">object</text:span><text:span text:style-name="T2"> is an entity that the user/player does not have any control (like a tree, an explosion and so on). This was the original </text:span><text:span text:style-name="T3">design</text:span> <text:span text:style-name="T3">philosophy</text:span><text:span text:style-name="T2">, but in the source code things are a bit messed. The unit also acts as a dispatcher of actions by distributing them to the appropriate </text:span><text:span text:style-name="T3">subsystems </text:span><text:span text:style-name="T2">when such an action comes from the mission or from other source.</text:span></text:p>
      <text:p text:style-name="P3"><text:tab/><text:span text:style-name="T3">Statics. </text:span>Another name for a building.</text:p>
      <text:p text:style-name="P3"><text:tab/><text:span text:style-name="T3">Mission.</text:span>A god-class that concentrates the whole game logic (updates, paints, <text:s/>unit management, loading and saving). It is implemtented in the terms of the singleton design pattern.</text:p>
      <text:p text:style-name="P3"><text:tab/><text:span text:style-name="T3">Map. </text:span>Handles all map <text:span text:style-name="T3">geometry</text:span> like layers, visibility (fog-of-war) and unit placement.</text:p>
      <text:p text:style-name="P3"><text:tab/><text:span text:style-name="T3">Battlegroup.</text:span> A logic manager of units. There are two default battlegroups, the player battlegroup (in which the player units are gathered) and landscape, where all the <text:span text:style-name="T3">neutral</text:span> objects and units may be located. Each battlegroup may have a script attached, thus giving the possibility to mix individual behaviour with a group behaviour. This script may be also attached to the player battlegroup, thus defining a so-called <text:span text:style-name="T3">agent</text:span>, helping the player in certain moments.</text:p>
      <text:p text:style-name="P3"><text:tab/><text:span text:style-name="T3">Politics</text:span>. A battlegroup may be neutral, friendly and hostile toward another battlegroup, thus the name. The <text:span text:style-name="T3">politics</text:span> may be edited with the map editor or modified at run-time with direct calls or through scripting.</text:p>
      <text:p text:style-name="P3"><text:soft-page-break/><text:tab/><text:span text:style-name="T3">Doctrine</text:span>. Also known as script. Many of the engine framework components have the possibility to be controlled by a specific script: the mission (controlled via MissionControl), battlegroups, individual units.</text:p>
      <text:p text:style-name="P3"><text:tab/><text:span text:style-name="T3">Subsystem (or subsys)</text:span>. An unit or an object may be composed of subsystem, such as a real-world tank being composed of a body and a turret. In the engine, a tank, for example, is composed of a body, a sensor, a visual, a propulsion and a turret subsystems. Each subsystem may execute an <text:span text:style-name="T3">action</text:span> and while the unit acts as a <text:span text:style-name="T3">mediator (as in the design patterns)</text:span> between the subsystem, this allows in a smoother way that a unit may perform several tasks in the same time. This design also allows reusal of code, because many of the subsystems are common to different unit types. The subsystems are a hierarchy parallel to the unit hierarchy, allowing the units to delegate the messages to the component subsystems.</text:p>
      <text:p text:style-name="Text_20_body"><text:span text:style-name="T2"><text:tab/></text:span><text:span text:style-name="T3">Actions.</text:span><text:span text:style-name="T2"> What a subsystem does at a certain moment of time, for example attack, move, build. There are several types of actions, which involve one or more of the following: a starting point, an ending point or a target object. Only one action is active per subsystem. The actions may be grouped in a queue.</text:span></text:p>
      <text:p text:style-name="P3"><text:tab/><text:span text:style-name="T3">Capabilities.</text:span> A system that allows to query what a unit <text:span text:style-name="T3">can </text:span>do. For example, one may query if a unit can carry infantry units, or carry vehicle units or if it can load or unload units. The capabilities are not static/hardcoded, they may change during the life a unit.</text:p>
      <text:h text:style-name="Heading_20_2" text:outline-level="2">Our Place in the World</text:h>
      <text:p text:style-name="Text_20_body">&lt;&lt;RYSUNEK&gt;&gt;</text:p>
      <text:p text:style-name="Text_20_body">&lt;&lt;graphic file_name=ClassView.bmp/&gt;&gt;</text:p>
      <text:p text:style-name="Text_20_body">Figure 1. The Engine Units and Objects Classes</text:p>
      <text:p text:style-name="Text_20_body">&lt;&lt;/RYSUNEK&gt;&gt;</text:p>
      <text:p text:style-name="Text_20_body"><text:tab/><text:span text:style-name="T4">CIGBaseObject</text:span><text:span text:style-name="T5"> is the root of the hierarchy, providing the </text:span><text:span text:style-name="T6">common interface</text:span><text:span text:style-name="T7"> for all the objects in the hierarchy: actions dispatchers (</text:span><text:span text:style-name="T8">SetAction</text:span><text:span text:style-name="T7">, </text:span><text:span text:style-name="T8">AddAction</text:span><text:span text:style-name="T7">), </text:span><text:span text:style-name="T8">Paint</text:span><text:span text:style-name="T7">, </text:span><text:span text:style-name="T8">Update</text:span><text:span text:style-name="T7">, </text:span><text:span text:style-name="T8">Serialize/DeSerialize</text:span><text:span text:style-name="T7">, notifications in the maps (layer map, logic map), capabilities query (</text:span><text:span text:style-name="T8">Can</text:span><text:span text:style-name="T7">).</text:span></text:p>
      <text:p text:style-name="P4"><text:tab/><text:span text:style-name="T4">CIGRealObject</text:span> is the <text:span text:style-name="T3">hub</text:span> where all the objects and units that have physical/palpable substance will inherit. A real object (or unit) will thus have hit points, mass, resistances to various elements (plasma, explosions, bullets), unique id and may belong to a battlegroup. A real object can be selected on the screen.</text:p>
      <text:p text:style-name="P4"><text:tab/><text:span text:style-name="T4">CIGUnit</text:span> is the hub for all units – entities that react to the user commands. This class defines the script interface that is common to all units, that each unit type (aircraft, tanks) will use to extend.</text:p>
      <text:p text:style-name="P4"><text:tab/><text:span text:style-name="T4">CIGVehicle</text:span> is the base class for all ground vehicles: tanks, recon, artillery and <text:span text:style-name="T4">CIGAircraft</text:span> is the base class for all aircrafts: fighters, choppers, dropships. This part of the hierarchy starts to be game specific.</text:p>
      <text:p text:style-name="P4"><text:tab/><text:span text:style-name="T4">CIGStaticObject</text:span> is the base class for all buildings. In previous releases and in the original design, statics (buildings) were supposed to have only a passive role (could not execute orders). This changed, so a refactoring is needed in order to move this class as a child of <text:span text:style-name="T4">CIGUnit</text:span>. </text:p>
      <text:p text:style-name="P4"><text:tab/>The place of our new class, <text:span text:style-name="T4">CIGFactoryObject</text:span>, can be easily observed in the hierarchy.</text:p>
      <text:h text:style-name="Heading_20_2" text:outline-level="2">Creating the Factory</text:h>
      <text:p text:style-name="Text_20_body"><text:tab/>Let's start with the end, and I'm pretty sure I'll have the agreement of all good teachers in doing such thing. The Figure 2 shows what is our visual goal in terms of look and a suggested bit of feel.</text:p>
      <text:p text:style-name="Text_20_body">&lt;&lt;RYSUNEK&gt;&gt;</text:p>
      <text:p text:style-name="Text_20_body"><text:soft-page-break/>&lt;&lt;graphic file_name=Screenshot.bmp/&gt;&gt;</text:p>
      <text:p text:style-name="Text_20_body">Figure 2. The End Result</text:p>
      <text:p text:style-name="Text_20_body">&lt;&lt;/RYSUNEK&gt;&gt;</text:p>
      <text:p text:style-name="Text_20_body"><text:tab/>Please observe in Figure 1 the building with the rally point, a blue soldier that was just spawned (“trained”) walking toward the rally point, the actions the building is able to perform (buttons in the left-bottom corner) and the building info area in the left-middle part of the screen.</text:p>
      <text:p text:style-name="Text_20_body"><text:tab/>With this fresh impression of image in mind, let's get down to the nitty-gritty part, the design and programming.</text:p>
      <text:p text:style-name="Text_20_body"><text:tab/>First, we need to find a suitable place in the hierarchy for a class that is a building and can <text:span text:style-name="T3">build</text:span><text:span text:style-name="T2"> things. The most obvious place would be to make it inherit from the </text:span><text:span text:style-name="T8">CIGStaticObject</text:span><text:span text:style-name="T2"> and exactly this is what we'll do. So let's place the class into </text:span><text:span text:style-name="T8">PPIG_ObjFactory.h/cpp</text:span><text:span text:style-name="T2"> and write it down, as seen in Listing 1.</text:span></text:p>
      <text:p text:style-name="P4"><text:tab/>Each unit class implements a simple RTTI mechanism through <text:span text:style-name="T4">ClassName()</text:span> and <text:span text:style-name="T4">IsDerivedFrom()</text:span> methods, allowing the detection of a class of an object and the possibility to check the ancestor class of an object. <text:s/>The <text:span text:style-name="T4"><text:s/>IGCN_FACTORYOBJECT</text:span> is a constant that is defined <text:span text:style-name="T4">PPIG_EngineDef.h</text:span>. The RTTI mechanism is mandatory if you plan to serialize or deserialize the class through the mission (<text:span text:style-name="T4">CIGMission</text:span>) class.</text:p>
      <text:p text:style-name="P5"><text:tab/>Usually, every new unit class needs to implement custom <text:span text:style-name="T4">Paint()</text:span> and <text:span text:style-name="T4">Update()</text:span> methods, to extend the behaviour of their ancestor. While painting is somehow standardized, update requires a special attention, because it dispatches the update to the subsystems objects, separating them into high-priority and low-priority. The same message dispatching mechanism also applies for the <text:span text:style-name="T4"><text:s/>AddAction()</text:span> and <text:span text:style-name="T4">SetAction()</text:span> methods, which will forward the action to the subsystems depending on the action type, like in the Listing 2: </text:p>
      <text:p text:style-name="Standard"><text:tab/>Of course, we only have one active subsystem, the builder subsystem, because the setting of the rally point is done within the boundaries of the unit class.</text:p>
      <text:p text:style-name="Text_20_body"><text:tab/>As stated before, the unit class is a mediator for its subsystems, allowing decoupling and reusing of the subsystem classes, while for <text:span text:style-name="T3">outside </text:span><text:span text:style-name="T2">objects (like other unit classes or gui classes) acts as a facade (see </text:span><text:span text:style-name="T3">design patterns)</text:span><text:span text:style-name="T2">. Other classes should not care about the internal structure of our unit class.</text:span></text:p>
      <text:p text:style-name="P3"><text:tab/>Now, we need to make the class only receive two actions <text:span text:style-name="T3">via</text:span> the user interface (actually they will come <text:span text:style-name="T3">via </text:span>the mission): build a unit and setting of the rally point. A unit object has a so-called <text:span text:style-name="T3">action mask</text:span>, which specifies what kind of actions is able to perform. The user interface will check for the action mask of the selected unit and will enable only the required buttons. Setting the action mask for the factory comes as a one-liner:</text:p>
      <text:p text:style-name="P6"><text:span text:style-name="T2"><text:s text:c="2"/></text:span><text:span text:style-name="T8">SetActionMask((1&lt;&lt;MA_BUILD) | (1&lt;&lt;MA_RALLY_POINT));</text:span></text:p>
      <text:p text:style-name="P5">where the <text:span text:style-name="T3">MA</text:span> acronym stands for mission action – it is a message code send from GUI to the mission. There are many other mission actions, all defined in <text:s/><text:span text:style-name="T4">PPIG_EngineDef.h</text:span>) and, for example, the infantry unit has a bit more complex action mask pattern:</text:p>
      <text:p text:style-name="P7"><text:s text:c="3"/>SetActionMask((1&lt;&lt;MA_STOP) | (1&lt;&lt;MA_MOVE)|(1&lt;&lt;MA_ATTACK)|(1&lt;&lt;MA_PATROL)|(1&lt;&lt;MA_GUARD)|(1&lt;&lt;MA_HOLD)|(1&lt;&lt;MA_CAPTURE)|(1&lt;&lt;MA_SUPPRESS_FIRE)|(1&lt;&lt;MA_TAKE_COVER));</text:p>
      <text:p text:style-name="P3"><text:tab/>Now, let's prepare the factory for loading from file. Since a full implementation would require the modification of the map editor in order to make it recognize (aka serialize, deserialize and place) the factory class and we only want to quickly prototype the factory, we'll adopt a small hack: all statics loaded from the map will be transformed to <text:span text:style-name="T4">CIGFactoryObject</text:span> instead of the default <text:span text:style-name="T4">CIGStaticObject</text:span>. Thus, we must open the <text:span text:style-name="T4">PPIG_ObjectCreator.cpp</text:span> and scan the <text:span text:style-name="T4">CIGObjectCreator</text:span> – we find in no time that it is a factory class, that creates objects based on an id:</text:p>
      <text:p text:style-name="P7">CIGBaseObject* CIGObjectCreator::CreateObjectFromId(int _id)</text:p>
      <text:p text:style-name="P3"><text:soft-page-break/>In the full implementation, we would add another case in this method:</text:p>
      <text:p text:style-name="P8"><text:s text:c="4"/><text:span text:style-name="T4">case OBJT_FACTORY: return new CIGFactoryObject();</text:span></text:p>
      <text:p text:style-name="P5">but right now we'll only tunnel the static object to a factory object:</text:p>
      <text:p text:style-name="P9"><text:s text:c="4"/><text:span text:style-name="T4">case OBJT_STATIC: return new CIGFactoryObject();</text:span></text:p>
      <text:p text:style-name="P5"><text:tab/>Let's now hook-up with the mission class (<text:span text:style-name="T4">CIGMission</text:span>), in order for the factory to receive the orders from the player. To link the build action, we must first notice that this action behaves as: with the factory selected, we press the “build” button and the unit production begins. This is a one time action, just like aircraft takeoff or infantry take cover, so we'll add a new case in <text:span text:style-name="T4">CIGMission::SetAction()</text:span> method, just like in Listing 3. The sequnce diagram in Figure 3 shows in the detail the flow (note that <text:span text:style-name="T4">OA_*</text:span> stands for “object action”, that is a message code that is send to a unit (from mission, from mission scripting or from other units) and <text:span text:style-name="T3">screen</text:span> stands for <text:span text:style-name="T4">CPIMainScreen</text:span>, which is the holder for all GUI callbacks).</text:p>
      <text:p text:style-name="Text_20_body">&lt;&lt;RYSUNEK&gt;&gt;</text:p>
      <text:p text:style-name="Text_20_body">&lt;&lt;graphic file_name=Build Action Seq.gif/&gt;&gt;</text:p>
      <text:p text:style-name="Text_20_body">Figure 4. The Sequence Diagram for the Build Action</text:p>
      <text:p text:style-name="Standard">&lt;&lt;/RYSUNEK&gt;&gt;</text:p>
      <text:p text:style-name="Text_20_body"><text:tab/>For the rally point setting, we should observe how the actions flows: press the “rally point” button and click on the map - this action closely resembles the move action. We'll add code to the <text:span text:style-name="T4">CIGMission::ComputeCurrentAction()</text:span> and to the <text:span text:style-name="T4">CIGMission::SetBeginPoint()</text:span><text:span text:style-name="T5"> and don't forget to check Figure 4 for the sequence diagram (note that GUI is a generic name for either </text:span><text:span text:style-name="T4">CPIBattleControl</text:span><text:span text:style-name="T5"> or </text:span><text:span text:style-name="T4">CPIRadarControl</text:span><text:span text:style-name="T5">, two controls that treat game mouse actions, in this case mouse </text:span><text:span text:style-name="T6">left button down</text:span><text:span text:style-name="T7"> action).</text:span></text:p>
      <text:p text:style-name="Text_20_body">&lt;&lt;RYSUNEK&gt;&gt;</text:p>
      <text:p text:style-name="Text_20_body">&lt;&lt;graphic file_name=Rally Point Action Seq.gif/&gt;&gt;</text:p>
      <text:p text:style-name="Text_20_body">Figure 4. The Sequence Diagram for the Rally Point Action</text:p>
      <text:p text:style-name="Standard">&lt;&lt;/RYSUNEK&gt;&gt;</text:p>
      <text:p text:style-name="P10"><text:tab/>A new subsystem is needed for the factory so that design to be consistent. We'll create a builder subsystem class in the <text:span text:style-name="T4">PPIG_SubSysBuilder.h/cpp</text:span>, deriving it from <text:span text:style-name="T4">CIGSubSysBase</text:span>:</text:p>
      <text:p text:style-name="P11">class CIGSubSysBuilder : public CIGSubSysBase</text:p>
      <text:p text:style-name="P12"><text:tab/>This new class, along with all the other subsystem implementations, has two important aspects. One is <text:span text:style-name="T4">CIGSubSysBuilder::GetActionInstance()</text:span> method, which will return an action class instance (<text:span text:style-name="T4">CIGSubSysActionBuild</text:span>). The other is <text:span text:style-name="T4">CIGSubSysBuilder::OnActionBuild()</text:span> which will actually handle (<text:span text:style-name="T4">CIGSubSysActionBuild::Handle()</text:span>) the whole factory production routine, creating the produced infantry unit, place it on the map and order it to head to the rally point. The code is quite complex to list here, so check the Figure 5 for the flow diagram.</text:p>
      <text:p text:style-name="Text_20_body">&lt;&lt;RYSUNEK&gt;&gt;</text:p>
      <text:p text:style-name="Text_20_body">&lt;&lt;graphic file_name=Build Action Update Seq.gif/&gt;&gt;</text:p>
      <text:p text:style-name="Text_20_body">Figure 4. Action Updating Sequence</text:p>
      <text:p text:style-name="Text_20_body">&lt;&lt;/RYSUNEK&gt;&gt;</text:p>
      <text:p text:style-name="P13"><text:tab/>One thing remains: adding visual feedback of the building actions in the GUI. We only want to design the GUI to show the building name and a progress indicator, so let's create the <text:span text:style-name="T8">CPIFactoryInfo</text:span><text:span text:style-name="T2"> class in </text:span><text:span text:style-name="T8">PPIG_CFactoryInfo.h</text:span><text:span text:style-name="T2"> as in Listing 4.</text:span></text:p>
      <text:p text:style-name="P14"><text:span text:style-name="T7"><text:tab/></text:span><text:span text:style-name="T8">CPIFactoryInfo</text:span><text:span text:style-name="T7"> will be responsible for extracting data from the associated </text:span><text:span text:style-name="T8">CIGFactoryObject</text:span><text:span text:style-name="T7"> and painting it to its area. </text:span><text:span text:style-name="T8">CPIFactoryInfo</text:span><text:span text:style-name="T7"> will be made available through another factory-like class, </text:span><text:span text:style-name="T8">CPIUnitInfo</text:span><text:span text:style-name="T7">. We'll make sure to plug-in the creation of a <text:s/></text:span><text:span text:style-name="T8">CPIFactoryInfo</text:span><text:span text:style-name="T7"> control in </text:span><text:span text:style-name="T8">CPIUnitInfo::ComputeControlType(</text:span><text:span text:style-name="T7">) depending on what is selected on </text:span><text:soft-page-break/><text:span text:style-name="T7">the screen. Thus </text:span><text:span text:style-name="T8">CPIUnitInfo</text:span><text:span text:style-name="T7"> will know what unit specific control to paint:</text:span></text:p>
      <text:p text:style-name="P15">void CPIUnitInfo::Paint() {</text:p>
      <text:p text:style-name="P15"><text:s text:c="2"/>CPIWinControl* lControl = ComputeControlType();</text:p>
      <text:p text:style-name="P15"><text:s text:c="2"/>if (lControl) <text:s/>lControl-&gt;Paint();</text:p>
      <text:p text:style-name="P15">}</text:p>
      <text:p text:style-name="P5"><text:tab/>In the end, a bit of statistics: 4 classes were created and 4 other files received minor changes or additions (up to 10 lines of code), for no more than 300 lines of code.</text:p>
      <text:h text:style-name="Heading_20_2" text:outline-level="2">Scripting</text:h>
      <text:p text:style-name="Text_20_body"><text:tab/>Let's remember the goal for this part of the article: we will add a script function for <text:span text:style-name="T4">CIGUnit</text:span> class that will retrive the hit points of a unit specified by an id. Adding this for <text:span text:style-name="T4">CIGUnit</text:span><text:span text:style-name="T5"> will make the function </text:span>available for all vehicles, aircrafts and infantry units.</text:p>
      <text:p text:style-name="Text_20_body"><text:tab/>But before jumping into the fray, we should prepare first with knowledge on how the scripting system works.</text:p>
      <text:p text:style-name="Text_20_body"><text:tab/>The scripting language is called CSL (C Scripting Language), was written by Peter Koch and is licensed under GPL. Its syntax closely resembles the C language, the variables and constants have no types and it lacks structures and classes. From the programming point of view, the compiling and running of scripts is performed through the <text:span text:style-name="T4">ZCsl</text:span> class and each unit class that wants to offer scripting capabilities must have an instance of <text:span text:style-name="T4">ZCsl</text:span> class. </text:p>
      <text:p text:style-name="Text_20_body"><text:tab/>Working with <text:span text:style-name="T4">ZCsl</text:span> class is straight-forward: first, create an instance of the class:</text:p>
      <text:p text:style-name="P11">mCompiler = new Zcsl();</text:p>
      <text:p text:style-name="P14"><text:tab/>Then init and add the libraries, if you have any:</text:p>
      <text:p text:style-name="P11"><text:s text:c="2"/>ZLibrary* lib= new ZMathLib(mCompiler, "A Library");</text:p>
      <text:p text:style-name="P11"><text:s text:c="2"/>lib-&gt;InitLibrary();</text:p>
      <text:p text:style-name="P11"><text:s text:c="2"/>mCompiler-&gt;loadLibrary(lib);</text:p>
      <text:p text:style-name="P14"><text:tab/>Then, init the handlers:</text:p>
      <text:p text:style-name="P6"><text:s text:c="2"/><text:span text:style-name="T4">mHandleStuff.set(this, &amp;CIGUnit:: mcStuff);</text:span></text:p>
      <text:p text:style-name="P14"><text:tab/>Then init the scripting interface, by associating the handlers (callbacks, pointer to members) to a scripting function definition:</text:p>
      <text:p text:style-name="P6"><text:s text:c="2"/><text:span text:style-name="T4">mCompiler-&gt;addFunc(ModuleName, MemberDefinition, mHandleStuff);</text:span></text:p>
      <text:p text:style-name="P14"><text:tab/>Load the script, in order to compile it and have it ready to run. The <text:span text:style-name="T4">ScriptString</text:span> is a istringstream that contains the script:</text:p>
      <text:p text:style-name="P11">mCompiler-&gt;loadScript(ModuleName, ScriptString);</text:p>
      <text:p text:style-name="P6"><text:tab/>Later on, when we need to execute the script, we'll actually call a function within the script:</text:p>
      <text:p text:style-name="P6"><text:s/><text:span text:style-name="T4">mCompiler-&gt;call(ModuleName, "afunction");</text:span></text:p>
      <text:p text:style-name="P12"><text:tab/>Now let's personalize this algorithm for our case.</text:p>
      <text:p text:style-name="P12"><text:tab/>First, we'll define a callback (or handler) in <text:span text:style-name="T4">CIGUnit</text:span> class:</text:p>
      <text:p text:style-name="P11">ZCsl_callback_t <text:s/>mHandleUnitHP;</text:p>
      <text:p text:style-name="P14"><text:tab/>And also we'll define in the <text:span text:style-name="T4">CIGUnit</text:span> class the method that will be called back and will actually return the hit points:</text:p>
      <text:p text:style-name="P11">ZString mcUnitHP(ZCsl* csl);</text:p>
      <text:p text:style-name="P14"><text:tab/>Add the initialization of the handler in <text:span text:style-name="T4">CIGUnit::InitHandlers()</text:span><text:span text:style-name="T5">:</text:span></text:p>
      <text:p text:style-name="P11"><text:soft-page-break/>mHandleUnitHP.set(this, &amp;CIGUnit:: mcUnitHP);</text:p>
      <text:p text:style-name="P12"><text:tab/>Ask the mCompiler to associate the function definition to the handler in <text:span text:style-name="T4">CIGUnit::InitScriptingInterface()</text:span>:</text:p>
      <text:p text:style-name="P11">addModuleFunc("UnitHP(const id)", mHandleUnitHP);</text:p>
      <text:p text:style-name="P12"><text:tab/>Please note that in a CSL script that will be associated to a unit, we'll use this new function as, for example:</text:p>
      <text:p text:style-name="P11">var id = 128;</text:p>
      <text:p text:style-name="P11">var unitHP = UnitHP(id);</text:p>
      <text:p text:style-name="P14"><text:span text:style-name="T5"><text:tab/>The last step that remains is to implement CIGUnit::mcUnitHP as in Listing 5. Please note that the parameter of </text:span><text:span text:style-name="T4">UnitHP</text:span><text:span text:style-name="T5">, id, comes in </text:span><text:span text:style-name="T4">CIGUnit::mcUnitHP</text:span><text:span text:style-name="T5"> as </text:span><text:span text:style-name="T4">ZString</text:span><text:span text:style-name="T5"> and needs to be converted to int. The result returned by our method is also </text:span><text:span text:style-name="T4">ZString</text:span><text:span text:style-name="T5">.</text:span></text:p>
      <text:h text:style-name="Heading_20_2" text:outline-level="2">Hell's Kitchen</text:h>
      <text:p text:style-name="Text_20_body"><text:tab/>The code written for this article is based on a work-in-progress version – basically a pre-release of 0.9.7. All modifications were marked using the comment:</text:p>
      <text:p text:style-name="P7">// TEST CODE FOR SDJ</text:p>
      <text:p text:style-name="P5">so a quick <text:span text:style-name="T3">Find in Files</text:span> should work as charm.</text:p>
      <text:p text:style-name="Text_20_body"><text:tab/>There are project setups for C++Builder 6 (located in dev\bcb\engine_sdl), C++Builder X (located in dev\builderx\engine_sdl) and Code::Blocks with mingw (located in dev\codeblocks\engine_sdl) especially for this article. Unfortunately, the mingw-generated executable is not stable yet, but it should give at least a head-start for those using this free compiler suite.. </text:p>
      <text:p text:style-name="Text_20_body"><text:tab/>The Microsoft Visual C++ 6 project may be enhanced with <text:span text:style-name="T3">three clicks</text:span><text:span text:style-name="T2">, basically by adding the PPIG_ObjFactory.cpp, <text:s/>PPIG_SubSysBuilder.cpp and PPIG_CFactoryInfo.cpp to the project. </text:span></text:p>
      <text:h text:style-name="Heading_20_2" text:outline-level="2">The Next Steps</text:h>
      <text:p text:style-name="Text_20_body"><text:tab/>Since this article was just a quick crash-course on the engine, many details remain to the reader to tackle. Details like adding multiple building options, like a factory able to produce antitank infantry, assault infantry and so on, improved factory info GUI control, extending the statics editor and the map editor to support factories, a tech tree, eventually a generic and script controlled one would be very easy to integrate into the existing code.</text:p>
      <text:h text:style-name="P16" text:outline-level="2">Listings</text:h>
      <text:p text:style-name="Standard">&lt;&lt;LISTING lang=C++&gt;&gt;</text:p>
      <text:p text:style-name="Standard">class CIGFactoryObject : public CIGStaticObject</text:p>
      <text:p text:style-name="Standard">{</text:p>
      <text:p text:style-name="Standard"><text:s text:c="2"/>public:</text:p>
      <text:p text:style-name="Standard"><text:s text:c="4"/>CIGFactoryObject();</text:p>
      <text:p text:style-name="Standard"><text:s text:c="4"/>virtual ~CIGFactoryObject();</text:p>
      <text:p text:style-name="Standard"/>
      <text:p text:style-name="Standard"><text:s text:c="4"/>virtual CPString ClassName () { return IGCN_FACTORYOBJECT; }</text:p>
      <text:p text:style-name="Standard"><text:s text:c="4"/>virtual bool IsDerivedFrom (CPString className);</text:p>
      <text:p text:style-name="Standard"><text:s text:c="4"/>virtual void Update ();</text:p>
      <text:p text:style-name="Standard"><text:s text:c="4"/>virtual void Paint(CPPoint ptViewPort, CPPoint ptWindow, int Width, int Height, int zoomLevel = 1);</text:p>
      <text:p text:style-name="Standard"/>
      <text:p text:style-name="Standard"><text:s text:c="2"/>public: // action</text:p>
      <text:p text:style-name="Standard"><text:s text:c="4"/>virtual void AddAction(TIGSubSysActionData actionData);</text:p>
      <text:p text:style-name="Standard"><text:soft-page-break/><text:s text:c="4"/>virtual void AddAction (CIGSubSysAction *Action);</text:p>
      <text:p text:style-name="Standard"><text:s text:c="4"/>virtual void AddActionWithPriority (CIGSubSysAction *Action);</text:p>
      <text:p text:style-name="Standard"><text:s text:c="4"/>virtual void SetAction (TIGSubSysActionData actionData);</text:p>
      <text:p text:style-name="Standard"/>
      <text:p text:style-name="Standard"><text:s text:c="2"/>public: // get-set</text:p>
      <text:p text:style-name="Standard"><text:s text:c="4"/>CPPoint GetRallyPoint() { return mRallyPoint; }</text:p>
      <text:p text:style-name="Standard"><text:s text:c="4"/>bool <text:s text:c="3"/>IsBuilding();</text:p>
      <text:p text:style-name="Standard"><text:s text:c="4"/>int <text:s text:c="4"/>GetProgress();</text:p>
      <text:p text:style-name="Standard"><text:s text:c="4"/></text:p>
      <text:p text:style-name="Standard"><text:s text:c="2"/>public:</text:p>
      <text:p text:style-name="Standard"><text:s text:c="4"/>virtual void DeSerialize(PP::Stream&amp; _a);</text:p>
      <text:p text:style-name="Standard"/>
      <text:p text:style-name="Standard"><text:s text:c="2"/>private:</text:p>
      <text:p text:style-name="Standard"><text:s text:c="4"/>CPPoint mRallyPoint;</text:p>
      <text:p text:style-name="Standard"><text:s text:c="4"/>CPGISprite* mRallyFlagSprite;</text:p>
      <text:p text:style-name="Standard"><text:s text:c="4"/>CIGSubSysBuilder* mBuilder;</text:p>
      <text:p text:style-name="Standard">};</text:p>
      <text:p text:style-name="Standard">Listing 1. <text:s/>The CIGFactoryObject class.</text:p>
      <text:p text:style-name="Standard">&lt;&lt;/LISTING&gt;&gt;</text:p>
      <text:p text:style-name="Standard">&lt;&lt;LISTING lang=C++&gt;&gt;</text:p>
      <text:p text:style-name="P17">void CIGFactoryObject::SetAction (TIGSubSysActionData actionData)</text:p>
      <text:p text:style-name="P17">{</text:p>
      <text:p text:style-name="P17"><text:s text:c="2"/>switch (actionData.mType)</text:p>
      <text:p text:style-name="P17"><text:s text:c="2"/>{</text:p>
      <text:p text:style-name="P17"><text:s text:c="4"/>case OA_BUILD:</text:p>
      <text:p text:style-name="P17"><text:s text:c="6"/>mBuilder-&gt;SetAction(actionData);</text:p>
      <text:p text:style-name="P17"><text:s text:c="6"/>break;</text:p>
      <text:p text:style-name="P17"/>
      <text:p text:style-name="P17"><text:s text:c="4"/>case OA_RALLY_POINT:</text:p>
      <text:p text:style-name="P17"><text:s text:c="6"/>mRallyPoint = actionData.mTargetPoint;</text:p>
      <text:p text:style-name="P17"><text:s text:c="6"/>break;</text:p>
      <text:p text:style-name="P17"><text:s text:c="2"/>}</text:p>
      <text:p text:style-name="P17">}</text:p>
      <text:p text:style-name="P17">Listing 2. Dispatching the actions to the subsystems.</text:p>
      <text:p text:style-name="P10">&lt;&lt;/LISTING&gt;&gt;</text:p>
      <text:p text:style-name="Standard">&lt;&lt;LISTING lang=C++&gt;&gt;</text:p>
      <text:p text:style-name="P17">void CIGMission::SetAction(int value)</text:p>
      <text:p text:style-name="P17">{</text:p>
      <text:p text:style-name="P17"><text:s text:c="3"/>switch(value)</text:p>
      <text:p text:style-name="P17"><text:s text:c="3"/>{</text:p>
      <text:p text:style-name="P17"><text:s text:c="6"/>case MA_BUILD:</text:p>
      <text:p text:style-name="P17"><text:s text:c="9"/>ActionBuild();</text:p>
      <text:p text:style-name="P17"><text:s text:c="9"/>break; <text:s text:c="5"/></text:p>
      <text:p text:style-name="P17"><text:s text:c="5"/>}</text:p>
      <text:p text:style-name="P17">}</text:p>
      <text:p text:style-name="P10">Listing 3. Hook-up the build action.</text:p>
      <text:p text:style-name="P10">&lt;&lt;/LISTING&gt;&gt;</text:p>
      <text:p text:style-name="Standard">&lt;&lt;LISTING lang=C++&gt;&gt;</text:p>
      <text:p text:style-name="P18">class CPIFactoryInfo : public CPIWinControl</text:p>
      <text:p text:style-name="P18">{</text:p>
      <text:p text:style-name="P18"><text:s text:c="2"/>public: //c-d</text:p>
      <text:p text:style-name="P18"><text:s text:c="4"/>CPIFactoryInfo(CPIWinControl *Parent = NULL);</text:p>
      <text:p text:style-name="P18"><text:s text:c="4"/>virtual ~CPIFactoryInfo();</text:p>
      <text:p text:style-name="P18"><text:s text:c="2"/>public: <text:s/></text:p>
      <text:p text:style-name="P18"><text:soft-page-break/><text:s text:c="4"/>virtual void Update();</text:p>
      <text:p text:style-name="P18"><text:s text:c="2"/>public: // get-set</text:p>
      <text:p text:style-name="P18"><text:s text:c="4"/>void SetFactory(CIGFactoryObject* _factory);</text:p>
      <text:p text:style-name="P18"/>
      <text:p text:style-name="P18"><text:s text:c="2"/>private:</text:p>
      <text:p text:style-name="P18"><text:s text:c="4"/>CPILabel* mLabelProgress, *mLabelName;</text:p>
      <text:p text:style-name="P18"><text:s text:c="4"/>CIGFactoryObject* mFactory;</text:p>
      <text:p text:style-name="P18">};</text:p>
      <text:p text:style-name="P10">Listing 4. The factory GUI control</text:p>
      <text:p text:style-name="P5">&lt;&lt;/LISTING&gt;&gt;</text:p>
      <text:p text:style-name="Standard">&lt;&lt;LISTING lang=C++&gt;&gt;</text:p>
      <text:p text:style-name="Standard">ZString CIGUnit::mcUnitHP(ZCsl* csl) {</text:p>
      <text:p text:style-name="Standard"><text:s text:c="2"/>int lId = csl-&gt;get("id").asInt();</text:p>
      <text:p text:style-name="Standard"><text:s text:c="2"/>CIGBaseObject* lObj = GetMissionInstance()-&gt;GetObjectById(lId);</text:p>
      <text:p text:style-name="Standard"><text:s text:c="2"/>// check if object exists</text:p>
      <text:p text:style-name="Standard"><text:s text:c="2"/>if (!lObj) {</text:p>
      <text:p text:style-name="Standard"><text:s text:c="4"/>return -1;</text:p>
      <text:p text:style-name="Standard"><text:s text:c="2"/>}</text:p>
      <text:p text:style-name="Standard"><text:s text:c="2"/>if (!lObj-&gt;IsDerivedFrom(IGCN_REALOBJECT)){</text:p>
      <text:p text:style-name="Standard"><text:s text:c="4"/>return -1;</text:p>
      <text:p text:style-name="Standard"><text:s text:c="2"/>}</text:p>
      <text:p text:style-name="Standard"><text:s text:c="2"/>// check if in visual range!</text:p>
      <text:p text:style-name="Standard"><text:s text:c="2"/>CPPoint coord = GetLogicCoord();</text:p>
      <text:p text:style-name="Standard"><text:s text:c="2"/>if (!InVisualRange(lObj-&gt;GetClosestPointTo(coord).x, lObj-&gt;GetClosestPointTo(coord).y)) {</text:p>
      <text:p text:style-name="Standard"><text:s text:c="4"/>return -1;</text:p>
      <text:p text:style-name="Standard"><text:s text:c="2"/>}</text:p>
      <text:p text:style-name="Standard"><text:s text:c="2"/>return (dynamic_cast&lt;CIGRealObject*&gt;(lObj))-&gt;GetCurrentHP();</text:p>
      <text:p text:style-name="Standard">}</text:p>
      <text:p text:style-name="Standard">Listing 5. The implementation of CIGUnit::mcUnitHP</text:p>
      <text:p text:style-name="Standard">&lt;&lt;/LISTING&gt;&g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ucida Sans Unicode" svg:font-family="'Lucida Sans Unicod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6cm" fo:page-height="29.693cm" style:num-format="1" style:print-orientation="portrait" fo:margin-top="2.007cm" fo:margin-bottom="2.007cm" fo:margin-left="2.007cm" fo:margin-right="2.00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Stefan Dicu</meta:initial-creator>
    <meta:creation-date>2005-07-12T01:04:59</meta:creation-date>
    <dc:date>2025-05-12T15:44:17.506438500</dc:date>
    <dc:language>en-US</dc:language>
    <meta:editing-cycles>376</meta:editing-cycles>
    <meta:editing-duration>PT22H33M18S</meta:editing-duration>
    <meta:document-statistic meta:table-count="0" meta:image-count="0" meta:object-count="0" meta:page-count="9" meta:paragraph-count="228" meta:word-count="3634" meta:character-count="23948" meta:non-whitespace-character-count="20180"/>
    <meta:user-defined meta:name="Info 1"/>
    <meta:user-defined meta:name="Info 2"/>
    <meta:user-defined meta:name="Info 3"/>
    <meta:user-defined meta:name="Info 4"/>
  </office:meta>
</office:document-meta>
</file>